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238C7C891601E27D.gif" manifest:media-type="image/gi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>
      <loext:graphic-properties draw:fill="solid" draw:fill-color="#026784"/>
      <style:paragraph-properties fo:text-align="start"/>
      <style:text-properties fo:font-size="18pt"/>
    </style:style>
    <style:style style:name="gr1" style:family="graphic">
      <style:graphic-properties draw:stroke="solid" svg:stroke-width="0.035cm" svg:stroke-color="#43729d" draw:stroke-linejoin="miter" svg:stroke-linecap="butt" draw:fill="solid" draw:fill-color="#026784" draw:textarea-vertical-align="top" draw:auto-grow-height="false" fo:min-height="2.143cm" fo:min-width="20.477cm" fo:padding-top="0.125cm" fo:padding-bottom="0.125cm" fo:padding-left="0.25cm" fo:padding-right="0.25cm" fo:wrap-option="wrap" fo:margin-left="0cm" fo:margin-right="0.032cm" fo:margin-top="0cm" fo:margin-bottom="0.0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tilisation d’une API (Associations)</text:p>
      <text:p text:style-name="Standard">L'objet du TD est d'utiliser une API pour retrouver les informations sur une association.</text:p>
      <text:p text:style-name="Standard">Voici la documentation:</text:p>
      <text:p text:style-name="Standard">https://entreprise.data.gouv.fr/api_doc/rna</text:p>
      <text:p text:style-name="Standard">Pour information, voici le code du serveur (si vous voulez l'installer avec votre Easy PHP</text:p>
      <text:p text:style-name="Standard">https://github.com/etalab/rna_as_api</text:p>
      <text:p text:style-name="Standard"/>
      <text:h text:style-name="Heading_20_1" text:outline-level="1">Exercice:</text:h>
      <text:p text:style-name="Standard">Créer un formulaire de recherche : un champ de saisie texte pour taper le nom de l'association.</text:p>
      <text:p text:style-name="Standard">Appelez l'API et affichez les informations sur l'association / les associations trouvées</text:p>
      <text:p text:style-name="Standard">Mettez en forme et évitez d’afficher les NULLS (il y a deux champs adresses possible et seulement l’un ou l’autre est rempli)</text:p>
      <text:p text:style-name="Standard">----------------------------------</text:p>
      <text:p text:style-name="Standard">Allez plus <text:bookmark text:name="_GoBack"/>loin : dans le répertoire d'API du gouvernement, choisissez une API publique afin de l'utiliser également.</text:p>
      <text:p text:style-name="Standard">https://entreprise.data.gouv.fr/api/rna/v1/full_text/montpellier?page=2&amp;per_page=20</text:p>
      <text:p text:style-name="Standard">------</text:p>
      <text:p text:style-name="Standard">Etape 1: champ de saisie FULL TEXT</text:p>
      <text:p text:style-name="Standard">Etape 2: envoie de la requete et affichage de la page 1 (par défaut)</text:p>
      <text:p text:style-name="Standard">Etape 3: ajout lien page 1-2, page précédente, page courante, page suivante <text:s/>et avant derniere et derniere</text:p>
      <text:p text:style-name="Standard">Etape 4: ajout d'une liste 10/20/50/100 résultats par p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8%" fo:text-align="justify" style:justify-single-word="false" fo:orphans="2" fo:widows="2" fo:text-indent="0.50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left="0cm" fo:margin-right="0cm" fo:margin-top="0.423cm" fo:margin-bottom="0cm" style:contextual-spacing="false" fo:keep-together="always" fo:text-indent="0cm" style:auto-text-indent="false" fo:keep-with-next="always"/>
      <style:text-properties fo:color="#026784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50%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.501cm" style:auto-text-indent="false"/>
    </style:style>
    <style:style style:name="HTML_20_Preformatted" style:display-name="HTML Preformatted" style:family="paragraph" style:parent-style-name="Standard" loext:linked-style-name="Préformaté_20_HTML_20_Car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026784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026784"/>
      <style:paragraph-properties fo:text-align="start"/>
      <style:text-properties fo:font-size="18pt"/>
    </style:style>
    <style:style style:name="Mgr1" style:family="graphic">
      <style:graphic-properties draw:stroke="solid" svg:stroke-width="0.035cm" svg:stroke-color="#43729d" draw:stroke-linejoin="miter" svg:stroke-linecap="butt" draw:fill="solid" draw:fill-color="#026784" draw:textarea-vertical-align="top" draw:auto-grow-height="false" fo:min-height="2.143cm" fo:min-width="20.477cm" fo:padding-top="0.125cm" fo:padding-bottom="0.125cm" fo:padding-left="0.25cm" fo:padding-right="0.25cm" fo:wrap-option="wrap" fo:margin-left="0cm" fo:margin-right="0.032cm" fo:margin-top="0cm" fo:margin-bottom="0.0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angle 1" draw:style-name="Mgr1" draw:text-style-name="MP1" svg:width="20.977cm" svg:height="2.393cm" svg:x="-2.499cm" svg:y="-1.18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via</meta:initial-creator>
    <dc:creator>Thierry BRU</dc:creator>
    <meta:editing-cycles>9</meta:editing-cycles>
    <meta:creation-date>2022-04-20T13:35:00</meta:creation-date>
    <dc:date>2023-01-16T14:42:00</dc:date>
    <meta:editing-duration>PT1H21M</meta:editing-duration>
    <meta:generator>LibreOffice/7.4.4.2$Windows_X86_64 LibreOffice_project/85569322deea74ec9134968a29af2df5663baa21</meta:generator>
    <meta:document-statistic meta:table-count="0" meta:image-count="0" meta:object-count="0" meta:page-count="1" meta:paragraph-count="18" meta:word-count="158" meta:character-count="1140" meta:non-whitespace-character-count="999"/>
    <meta:user-defined meta:name="AppVersion">16.0000</meta:user-defined>
    <meta:template xlink:type="simple" xlink:actuate="onRequest" xlink:title="Normal.dotm" xlink:href=""/>
  </office:meta>
</office:document-meta>
</file>